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4bc6a6" officeooo:paragraph-rsid="001c8cb2"/>
    </style:style>
    <style:style style:name="P2" style:family="paragraph" style:parent-style-name="Standard">
      <style:paragraph-properties fo:text-align="start" style:justify-single-word="false"/>
      <style:text-properties officeooo:rsid="004869f2" officeooo:paragraph-rsid="001c8cb2"/>
    </style:style>
    <style:style style:name="P3" style:family="paragraph" style:parent-style-name="Standard">
      <style:paragraph-properties fo:text-align="start" style:justify-single-word="false"/>
      <style:text-properties officeooo:rsid="00490955" officeooo:paragraph-rsid="001c8cb2"/>
    </style:style>
    <style:style style:name="P4" style:family="paragraph" style:parent-style-name="Standard">
      <style:paragraph-properties fo:text-align="start" style:justify-single-word="false"/>
      <style:text-properties style:font-name="Dudu Cyryllic" officeooo:rsid="00490955" officeooo:paragraph-rsid="001c8cb2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tyle="italic" officeooo:rsid="00490955" officeooo:paragraph-rsid="001c8cb2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tyle="italic" officeooo:rsid="0049c245" officeooo:paragraph-rsid="001c8cb2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italic" officeooo:rsid="004ad756" officeooo:paragraph-rsid="001c8cb2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4ad756" officeooo:paragraph-rsid="001c8cb2"/>
    </style:style>
    <style:style style:name="P9" style:family="paragraph" style:parent-style-name="Standard">
      <style:paragraph-properties fo:text-align="start" style:justify-single-word="false"/>
      <style:text-properties officeooo:rsid="0049c245" officeooo:paragraph-rsid="001c8cb2"/>
    </style:style>
    <style:style style:name="P10" style:family="paragraph" style:parent-style-name="Standard">
      <style:text-properties officeooo:rsid="0049c245" officeooo:paragraph-rsid="001c8cb2"/>
    </style:style>
    <style:style style:name="P11" style:family="paragraph" style:parent-style-name="Standard">
      <style:paragraph-properties fo:text-align="start" style:justify-single-word="false"/>
      <style:text-properties officeooo:rsid="004ad756" officeooo:paragraph-rsid="001c8cb2"/>
    </style:style>
    <style:style style:name="P12" style:family="paragraph" style:parent-style-name="Standard">
      <style:text-properties officeooo:paragraph-rsid="001c8cb2"/>
    </style:style>
    <style:style style:name="P13" style:family="paragraph" style:parent-style-name="Heading_20_2">
      <style:paragraph-properties fo:text-align="center" style:justify-single-word="false"/>
      <style:text-properties officeooo:rsid="004869f2" officeooo:paragraph-rsid="001c8cb2"/>
    </style:style>
    <style:style style:name="T1" style:family="text">
      <style:text-properties officeooo:rsid="012109d6"/>
    </style:style>
    <style:style style:name="T2" style:family="text">
      <style:text-properties officeooo:rsid="033433c6"/>
    </style:style>
    <style:style style:name="T3" style:family="text">
      <style:text-properties officeooo:rsid="0049c245"/>
    </style:style>
    <style:style style:name="T4" style:family="text">
      <style:text-properties officeooo:rsid="01514df5"/>
    </style:style>
    <style:style style:name="T5" style:family="text">
      <style:text-properties officeooo:rsid="004e0be7"/>
    </style:style>
    <style:style style:name="T6" style:family="text">
      <style:text-properties officeooo:rsid="004ad756"/>
    </style:style>
    <style:style style:name="T7" style:family="text">
      <style:text-properties officeooo:rsid="015a20e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9c245" style:font-style-asian="italic" style:font-style-complex="italic"/>
    </style:style>
    <style:style style:name="T10" style:family="text">
      <style:text-properties officeooo:rsid="033562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2"/>
      <text:p text:style-name="P2">Через неделю, во время варки ужина в кочегарку скромно и тихо зашли пара солдат среднеазиатской наружности: отдельная рота, или из крымских.</text:p>
      <text:p text:style-name="P2">- Нам пробить нада,- застенчиво говорит один.</text:p>
      <text:p text:style-name="P2">- <text:span text:style-name="T1">Чё?</text:span></text:p>
      <text:p text:style-name="P2">- Дрянь. Сам знаешь.</text:p>
      <text:p text:style-name="P2">Я не очень-то понимаю о чём речь, но неудобно выглядеть невежей перед «молодыми».</text:p>
      <text:p text:style-name="P2">- Ладно.</text:p>
      <text:p text:style-name="P2">Они выходят и возвращаются уже вчетвером; в руках какие-то неполные мешки. </text:p>
      <text:p text:style-name="P2">Я отвожу их в комнатку мастерской и возвращаюсь в зал с воющим мотором.</text:p>
      <text:p text:style-name="P3">Пару раз я заглядывал в мастерскую с разложенной по верстаку травой; они встречали меня благодарно-радостными улыбками и я <text:span text:style-name="T1">возвращался к печи</text:span> — зачем отрывать от дела занятых людей?</text:p>
      <text:p text:style-name="P3">Уходили они часа через два, когда в кочегарке уже было тихо.</text:p>
      <text:p text:style-name="P3">- Мы там оставили,- сказал последний.</text:p>
      <text:p text:style-name="P3">В неглубокую коробочку, что давно уже валялась на верстаке, насыпана пригоршня коричневатой липкой пыли.</text:p>
      <text:p text:style-name="P3">Я поставил её в железный ящик и забыл.</text:p>
      <text:p text:style-name="P3"/>
      <text:p text:style-name="P3">Конечно, я вспомнил о той коробочке, когда с получки вместо обычной «Примы» <text:s/>купил в магазинчике пачку «Беломор-канала».</text:p>
      <text:p text:style-name="P3">Повторив процедуру Серого, я забил косяк и выкурил.</text:p>
      <text:p text:style-name="P3">Во-о!.. Чё это?.. Ни себе чего!..</text:p>
      <text:p text:style-name="P3">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<text:span text:style-name="T2">ь</text:span> не слишком туго и <text:span text:style-name="T2">ты </text:span>в него вдавишь с двух сторон пальцы через стенки но не так чтоб лопнуть а <text:span text:style-name="T2">просто </text:span><text:s/>крутишь их там но <text:span text:style-name="T2">они </text:span>друг до друга не дотягиваются как у меня сейчас через виски всунулись пальцы и крутят между мозгов в извилинах но в зеркале только я <text:span text:style-name="T2">а сзади никого </text:span>вот это улёт <text:span text:style-name="T2">только</text:span> надо пойти глянуть на манометр на котле а то и он улетит высоко-высоко сам ты лосяра Серый...</text:p>
      <text:p text:style-name="P4"/>
      <text:p text:style-name="P5"><text:span text:style-name="T1">(...т</text:span>ак я стал нашаваном, одним из просветлённо посвящённых, которые тащатся от дури, она же дрянь, она же травка, она же анаша, она же...<text:span text:style-name="T1">)</text:span></text:p>
      <text:p text:style-name="P3"><text:s/></text:p>
      <text:p text:style-name="P9">Одним из первых о моём переходе в новое качество догадался старшина четвёртой роты прапорщик Гирок, потомок немецких колонистов.</text:p>
      <text:p text:style-name="P9">Он увидел меня погружённым в увлечённое чтение обрывков прошлогоднего номера «Красной Звезды», наклееного на жестяной ст<text:span text:style-name="T1">е</text:span>нд в траве у бетонного края плаца.</text:p>
      <text:p text:style-name="P10">Солнце изливало палящий зной на мою пилотку. </text:p>
      <text:p text:style-name="P12"><text:span text:style-name="T3">А чё? Типа, к <text:s/></text:span>политзанятиям, <text:span text:style-name="T1">типа, готовлюсь...</text:span></text:p>
      <text:p text:style-name="P9">Американцы терпят поражение во Вьетнаме, наш корреспондент из Сайгона...</text:p>
      <text:p text:style-name="P9">Он подошёл ко мне справа, но увидев, что «беломорина» в моих руках докурена до мундштука, даже «пяточки» не осталось, улыбнулся слабой улыбкой, облизнул сухие губы и расплавился в потоках <text:span text:style-name="T4">жары</text:span>...</text:p>
      <text:p text:style-name="P9">С моих просветлённых глаз спала пелена непонимания и выяснилось, что в «Орионе» с дурью знались все, просто вся<text:span text:style-name="T5">к</text:span> по своему.</text:p>
      <text:p text:style-name="P9">Карпеша с Рассолом — деловито. </text:p>
      <text:p text:style-name="P9">Джафаров — мягко. </text:p>
      <text:p text:style-name="P9">У Рудько гомеопатическая система — небольшие косячки-маячки через определённые промежутки времени.</text:p>
      <text:p text:style-name="P9"><text:soft-page-break/>Роберт — <text:s/>когда угощают, <text:span text:style-name="T2">но и то </text:span>через раз.</text:p>
      <text:p text:style-name="P9">Похоже, я едва не отстал от поезда.</text:p>
      <text:p text:style-name="P9">Но самая классная дрянь у художника, Саши Лопатко. <text:s/></text:p>
      <text:p text:style-name="P9">В его комнате я попадал в состояние невесомости, как на орбитальной станции «Салют».</text:p>
      <text:p text:style-name="P9">Только у этого жлобяры не выпросишь. Рудько тоже говорил, что в жизни не видал такого страшного эгоиста.</text:p>
      <text:p text:style-name="P9">И ведь, казалось бы, папа у него такой хороший — служитель культа, должен же был привить сыну любовь к ближнему...</text:p>
      <text:p text:style-name="P9"/>
      <text:p text:style-name="P6"><text:span text:style-name="T1">(...п</text:span>о укýрке, тáска бывает разных видов: то таким становишься спокойным, тебе хорошо, пушисто, и хочешь, чтоб всем было хорошо; <text:span text:style-name="T6">и</text:span> не хочешь никому пушнину ломать.</text:p>
      <text:p text:style-name="P7">Или вдруг подметишь какую-то забавную грань в окружающей действительности и — всё, тебя уже не остановить, будешь смеяться до изнеможения, потом отдышишься и опять начнёшь. </text:p>
      <text:p text:style-name="P7">Это называется «приход поймать».</text:p>
      <text:p text:style-name="P7">Это самая опасная <text:s/><text:span text:style-name="T3">тáска, </text:span>если ты телекомментатор...</text:p>
      <text:p text:style-name="P7">Ещё, бывает, приколешься к чему-нибудь и делаешь, делаешь, уже и не надо — а всё делаешь. </text:p>
      <text:p text:style-name="P7">Как т<text:span text:style-name="T7">а бригада</text:span> зэк<text:span text:style-name="T7">ов</text:span>, что на лесоповале дубовую рощу завалили лобзиками.</text:p>
      <text:p text:style-name="P8"><text:span text:style-name="T8">Или «поросячья </text:span><text:span text:style-name="T9">тáска», <text:s/></text:span><text:span text:style-name="T8">это когда приколешься чего-нибудь есть и такая вдруг гамма вкусовых ощущений открывается — можно, не заметив, целый бачок холодных макарон захавать.</text:span></text:p>
      <text:p text:style-name="P7">И вообще умный такой становишься, рассудительный; к тебе кто-то подошёл «привет, как оно ничё?», а ты уже знаешь на какой минуте он у тебя на косячок попросит.</text:p>
      <text:p text:style-name="P7">Или просто мысли такие приходят — ахуеть! — но не задерживаются, на что-то ещё отвлекаешься. </text:p>
      <text:p text:style-name="P7">Вобщем, игра теней на клубящейся пелене тумана.</text:p>
      <text:p text:style-name="P7">Музыку слушать под кайфом — вот самый кайф...<text:span text:style-name="T1">)</text:span></text:p>
      <text:p text:style-name="P11"/>
      <text:p text:style-name="P11">У нас проигрыватель на этажерке с долгоиграющим диском «Burn» от «Deep Purple».</text:p>
      <text:p text:style-name="P11">Поставил, возле динамика на пол сел и, пока одну сторону не доиграет, вс<text:span text:style-name="T1">ё</text:span> на обложку диска смотришь — там их бюстики, типа, в бронзе и у каждого из головы язычок пламени, как из зажигалки, чуваки понимают как тащится.</text:p>
      <text:p text:style-name="P11"/>
      <text:p text:style-name="P1">Самый облом, когда дурь вдруг иссякнет; к кому ни кинешься — ни у кого нет. </text:p>
      <text:p text:style-name="P1">Это называется «подс<text:span text:style-name="T10">ó</text:span>с».</text:p>
      <text:p text:style-name="P1">Все злые как собаки, потому что ж кумар долбает, давит, у некоторых чуваков даже ломка начинается. </text:p>
      <text:p text:style-name="P1">Ну, в натуре, ломает их. Аж смотреть жалко.</text:p>
      <text:p text:style-name="P1"/>
      <text:p text:style-name="P1">Один раз меня Серый колёсами подогрел. Он из города привёз.</text:p>
      <text:p text:style-name="P1">- Чё будешь?</text:p>
      <text:p text:style-name="P1">- А чё оно?</text:p>
      <text:p text:style-name="P1">- Ништяк.</text:p>
      <text:p text:style-name="P1">- Ну, давай.</text:p>
      <text:p text:style-name="P1">Он даёт, я глотаю; когда полпачки кончилось говорю:</text:p>
      <text:p text:style-name="P1">- А доза какая?</text:p>
      <text:p text:style-name="P1">- Всё ништяк.</text:p>
      <text:p text:style-name="P1">Так целую пачку и заглотал.</text:p>
      <text:p text:style-name="P1">В ушах потом гул стоит, как от водопада, а уже ночь. </text:p>
      <text:p text:style-name="P1">О — кочегарка... </text:p>
      <text:p text:style-name="P1">Ваня на смене... </text:p>
      <text:p text:style-name="P1"><text:soft-page-break/>Я зашёл. </text:p>
      <text:p text:style-name="P1">Он мне чёт гаарит, а я не врубаюсь. Зачем-то вокруг печи ходить начал.</text:p>
      <text:p text:style-name="P1">Он мне потом рассказывал, что я в проходе остановился и полчаса стоял как памятник.</text:p>
      <text:p text:style-name="P1"><text:s/>В бронзе.</text:p>
      <text:p text:style-name="P1">И, главное, боюсь спать ложиться; это ж я каким-то снотворным облопался — а вдруг не проснусь? </text:p>
      <text:p text:style-name="P1">Обошлось.</text:p>
      <text:p text:style-name="P1">А он падла и сам дозы не знает, эксперименты на людях — выживу или нет.</text:p>
      <text:p text:style-name="P1">- Ну, ты, блядь лосяра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3:29:22.796141987</meta:creation-date>
    <dc:date>2017-03-02T13:29:28.692367215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875" meta:character-count="5407" meta:non-whitespace-character-count="4562"/>
    <meta:generator>LibreOffice/4.3.3.2$Linux_x86 LibreOffice_project/430m0$Build-2</meta:generator>
  </office:meta>
</office:document-meta>
</file>